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Pictures/TablePreview1.svm" manifest:media-type="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scripts/>
  <office:font-face-decls>
    <style:font-face style:name="Alvi Nastaleeq" svg:font-family="'Alvi Nastaleeq'" style:font-pitch="variable"/>
    <style:font-face style:name="Alvi Nastaleeq1" svg:font-family="'Alvi Nastaleeq'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loext:decorative="false"/>
    </style:style>
    <style:style style:name="co1" style:family="table-column">
      <style:table-column-properties style:column-width="72.849cm" style:use-optimal-column-width="false"/>
    </style:style>
    <style:style style:name="co2" style:family="table-column">
      <style:table-column-properties style:column-width="78.031cm" style:use-optimal-column-width="false"/>
    </style:style>
    <style:style style:name="ro1" style:family="table-row">
      <style:table-row-properties style:row-height="68.114cm" style:use-optimal-row-height="false"/>
    </style:style>
    <style:style style:name="ce1" style:family="table-cell">
      <loext:graphic-properties draw:textarea-vertical-align="middle" fo:padding-top="1.27cm" fo:padding-bottom="0.635cm" fo:padding-left="0.635cm" fo:padding-right="0.635cm" style:writing-mode="rl-tb"/>
      <style:paragraph-properties fo:margin-left="1.524cm" fo:margin-right="1.524cm" fo:margin-top="1.524cm" fo:margin-bottom="1.524cm" fo:text-align="justify" fo:text-indent="0cm" fo:border="2.55pt solid #000000" style:text-autospace="none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P1" style:family="paragraph">
      <style:paragraph-properties fo:margin-left="1.524cm" fo:margin-right="1.524cm" fo:margin-top="1.524cm" fo:margin-bottom="1.524cm" fo:text-align="justify" fo:text-indent="0cm" style:text-autospace="none" style:writing-mode="rl-tb"/>
      <style:text-properties style:font-name="Alvi Nastaleeq" fo:font-size="200pt" style:font-name-asian="Liberation Sans1" style:font-size-asian="200pt" style:font-name-complex="Alvi Nastaleeq" style:font-size-complex="200pt"/>
    </style:style>
    <style:style style:name="T1" style:family="text">
      <style:text-properties fo:font-size="2pt" style:font-size-asian="2pt" style:font-size-complex="2pt"/>
    </style:style>
    <style:style style:name="T2" style:family="text">
      <style:text-properties style:font-name="Alvi Nastaleeq1" style:font-name-asian="Alvi Nastaleeq1" style:font-name-complex="Alvi Nastaleeq1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layer="layout" svg:width="150.879cm" svg:height="340.569cm" svg:x="0cm" svg:y="0cm">
          <table:table table:template-name="black-gray" table:use-banding-rows-styles="true"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">کعبے میں ہے مولود کے سیپی میں گوہر ہے<text:line-break/>یہ نور کی بارش ہے کے حوروں کا سفر ہے<text:line-break/> <text:line-break/>دیوار بنی در یہ تو حیدر کا اثر ہے<text:line-break/>مکے کی فضاؤں میں بھی پھیلی یہ خبر ہے<text:line-break/> <text:line-break/>کس نور سے ملنے کو چلا نورِ نبی ہے<text:span text:style-name="T1"><text:line-break/></text:span><text:span text:style-name="T1"/></text:p>
              </table:table-cell>
              <table:table-cell>
                <text:p text:style-name="P1">ہمت تھی یہ کس میں <text:s/>در خیبر کو اکھاڑے<text:line-break/>انتر کو کرے زیر و مرحب کو پچھاڑے<text:line-break/> <text:line-break/>گہوارے میں لیٹے ہوئے اژدر کو بھی پھاڑے<text:line-break/>ڈوبے ہوئے سورج کو جو مغرب سے اُبھارے<text:line-break/> <text:line-break/>یہ کون عجائب کا مظہر کون ولی ہے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کعبے سے امامت کی کرن پھوٹ رہی ہے<text:line-break/>ہلچل ہے ملائک میں کہ صف ٹوٹ رہی ہے<text:line-break/> <text:line-break/>کفار و منافق کی کمر ٹوٹ رہی ہے<text:line-break/>مکے کی زمین در نجف لوٹ رہی ہے<text:line-break/> <text:line-break/>قدسی کی صدا تا بہ فلک صرف یہی ہے<text:span text:style-name="T1"><text:line-break/></text:span><text:span text:style-name="T1"/></text:p>
              </table:table-cell>
              <table:table-cell>
                <text:p text:style-name="P1">گلشن میں ہر ایک پھول پہ مستی سی چڑھی ہے<text:line-break/>غنچے پہ تبسم ہے کہ پُر کیف گھڑی ہے<text:line-break/> <text:line-break/>نرجس بھی ہے خوشحال صدا چشم بھری ہے<text:line-break/>گلزار کی ہر شاخ ترف کعبہ مڑی ہے<text:line-break/> <text:line-break/>*اس گلِ محمد کے بغل میں جو کلی ہے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یہ مہِ ولاء ہم نے بڑی شان سے پی ہے<text:line-break/>ہم سے جو بچی تھی اُسے جبرائیل نے پی ہے<text:line-break/> <text:line-break/>میثم نے اسے چڑھ کے سرِ دار پہ پی ہے<text:line-break/>شب روز ابوذر نے جلاوطنی میں پی ہے<text:line-break/> <text:line-break/>اس میکدہ ِ کوثر کا فقط ایک دھنی ہے<text:span text:style-name="T1"><text:line-break/></text:span><text:span text:style-name="T1"/></text:p>
              </table:table-cell>
              <table:table-cell>
                <text:p text:style-name="P1">اونٹوں کی قطاروں کو جو خیرات کیا ہو<text:line-break/>سہ روزوں کی جو نانے جمے بخش دیا ہو<text:line-break/> <text:line-break/>سائل کو رکوع میں جو انگوٹھی کو دیا ہو<text:line-break/>شب روز یتیموں میں غذاء صرف کیا ہو<text:line-break/> <text:line-break/>*حاتم ہے کجا یہ تو سخی ابنِ سخی ہے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معراج ہوئی عرش کی جب آئے محمد<text:line-break/>دیدار کی الفت میں پہنچ پائے محمد<text:line-break/> <text:line-break/>آواز تھی مانوس نہ گھبرائے محمد<text:line-break/>چاہا کرے سوال پر شرمائے محمد<text:line-break/> <text:line-break/>آواز یہ کسکی ہے جو پردے سے چلی ہے<text:span text:style-name="T1"><text:line-break/></text:span><text:span text:style-name="T1"/></text:p>
              </table:table-cell>
              <table:table-cell>
                <text:p text:style-name="P1">مسجد کے میناروں کی صداؤں میں چھپا ہے<text:line-break/>کعبے کے ہر ایک سنگ کے اندر یہ کھدا ہے<text:line-break/> <text:line-break/>ہر قلب پہ مومن کے یہ از خون لکھا ہے<text:line-break/>دشمن بھی ہے انجان مگر یہ تو پتا ہے<text:line-break/> <text:line-break/>*یہ آخری مرسل کا بلا فصل وصی ہے<text:span text:style-name="T1"><text:line-break/></text:span><text:span text:style-name="T1"/></text:p>
              </table:table-cell>
            </table:table-row>
            <table:table-row table:style-name="ro1" table:default-cell-style-name="ce1">
              <table:table-cell>
                <text:p text:style-name="P1">اللہ کا ولی لم یزلی مولا علی ہے<text:line-break/>احمد کا وصی کشف ِولی مولا علی ہے<text:line-break/> <text:line-break/>خیبر کا غنی نادِ علی مولا علی ہے<text:line-break/>محشر کا شفی نورِ جلی مولا علی ہے<text:line-break/> <text:line-break/>شب روز یہ کہتا ہے تقی<text:span text:style-name="T2">ؔ</text:span> عشقِ منی ہے<text:span text:style-name="T1"><text:line-break/></text:span><text:span text:style-name="T1"/></text:p>
              </table:table-cell>
              <table:table-cell>
                <text:p text:style-name="P1">ہجرت کی رات جانِ محمد پر بنی ہے<text:line-break/>ایک جان ہے خطرے میں تو ایک جان بچی ہے<text:line-break/> <text:line-break/>بستر پہ ہے کوئی کوئی ہمراہِ نبی ہے<text:line-break/>دشمن یہ سمجھتے ہیں کہ چادر میں نبی ہے<text:line-break/> <text:line-break/>*یہ کون ہے بستر پہ جو ہم شکلِ نبی ہے<text:span text:style-name="T1"><text:line-break/></text:span><text:span text:style-name="T1"/></text:p>
              </table:table-cell>
            </table:table-row>
          </table:table>
          <draw:image xlink:href="Pictures/TablePreview1.svm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font-face-decls>
    <style:font-face style:name="Alvi Nastaleeq" svg:font-family="'Alvi Nastaleeq'" style:font-pitch="variable"/>
    <style:font-face style:name="Alvi Nastaleeq1" svg:font-family="'Alvi Nastaleeq'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black-with-border" style:family="table-cell" style:parent-style-name="default">
      <loext:graphic-properties draw:fill="solid" draw:fill-color="#000000"/>
      <style:paragraph-properties fo:border="0.28pt solid #666666"/>
      <style:text-properties fo:color="#ffffff" loext:opacity="100%"/>
    </style:style>
    <style:style style:name="default" style:family="table-cell">
      <loext:graphic-properties draw:fill="solid" draw:fill-color="#ffffff" draw:textarea-vertical-align="top" fo:padding-top="0.1cm" fo:padding-bottom="0.1cm" fo:padding-left="0.1cm" fo:padding-right="0.1cm"/>
      <style:paragraph-properties fo:border="0.28pt solid #ffffff"/>
      <style:text-properties style:use-window-font-color="true" loext:opacity="0%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Arial" style:font-family-complex="Arial" style:font-family-generic-complex="system" style:font-pitch-complex="variable" style:font-size-complex="18pt"/>
    </style:style>
    <style:style style:name="gray-with-border" style:family="table-cell" style:parent-style-name="default">
      <loext:graphic-properties draw:fill="solid" draw:fill-color="#cccccc"/>
      <style:paragraph-properties fo:border="0.28pt solid #666666"/>
    </style:style>
    <style:style style:name="white-with-border" style:family="table-cell" style:parent-style-name="default">
      <loext:graphic-properties draw:fill="solid" draw:fill-color="#ffffff"/>
      <style:paragraph-properties fo:border="0.28pt solid #666666"/>
    </style:style>
    <table:table-template table:name="black-gray">
      <table:first-row table:style-name="black-with-border"/>
      <table:last-row table:style-name="black-with-border"/>
      <table:first-column table:style-name="black-with-border"/>
      <table:last-column table:style-name="black-with-border"/>
      <table:body table:style-name="white-with-border"/>
      <table:odd-rows table:style-name="gray-with-border"/>
      <table:odd-columns table:style-name="gray-with-border"/>
    </table:table-template>
  </office:styles>
  <office:automatic-styles>
    <style:page-layout style:name="PM0">
      <style:page-layout-properties fo:margin-top="0cm" fo:margin-bottom="0cm" fo:margin-left="0cm" fo:margin-right="0cm" fo:page-width="150.876cm" fo:page-height="340.563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4">
  <office:meta>
    <meta:creation-date>2026-01-27T19:58:19.307318400</meta:creation-date>
    <dc:date>2026-01-27T20:02:52.645718300</dc:date>
    <meta:editing-duration>PT3M16S</meta:editing-duration>
    <meta:editing-cycles>2</meta:editing-cycles>
    <meta:generator>LibreOffice/25.8.4.2$Windows_X86_64 LibreOffice_project/290daaa01b999472f0c7a3890eb6a550fd74c6df</meta:generator>
    <meta:document-statistic meta:object-count="1"/>
  </office:meta>
</office:document-meta>
</file>